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18.72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19.358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17.453cm"/>
    </style:style>
    <style:style style:name="pr6" style:family="presentation" style:parent-style-name="Default-title">
      <style:graphic-properties draw:fill-color="#ffffff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8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72pt"/>
    </style:style>
    <style:style style:name="P5" style:family="paragraph">
      <style:paragraph-properties fo:margin-left="0cm" fo:margin-right="0cm" fo:text-indent="0cm"/>
      <style:text-properties fo:font-size="48pt"/>
    </style:style>
    <style:style style:name="P6" style:family="paragraph">
      <style:paragraph-properties fo:margin-left="0cm" fo:margin-right="0cm" fo:text-indent="0cm"/>
      <style:text-properties fo:font-size="28pt"/>
    </style:style>
    <style:style style:name="T1" style:family="text">
      <style:text-properties fo:font-size="88pt"/>
    </style:style>
    <style:style style:name="T2" style:family="text">
      <style:text-properties fo:font-size="72pt"/>
    </style:style>
    <style:style style:name="T3" style:family="text">
      <style:text-properties fo:font-size="48pt"/>
    </style:style>
    <style:style style:name="T4" style:family="text">
      <style:text-properties fo:font-size="40pt"/>
    </style:style>
    <style:style style:name="T5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1cm" svg:height="18.723cm" svg:x="1.399cm" svg:y="0.962cm" presentation:class="title" presentation:user-transformed="true">
          <draw:text-box>
            <text:p text:style-name="P1"><text:span text:style-name="T1">git wit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keeps track of every change you mak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t's something you better be us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helps when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you've screwed things beyond repai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need to collabor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flavors of v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cp, tar, rsync, diff, cvs, perforce, svn, bitkeeper, tla, darcs, bzr, mercurial,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so many flavors, why haven't you tried on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or tried making on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frame presentation:style-name="pr5" draw:text-style-name="P4" draw:layer="layout" svg:width="25.191cm" svg:height="17.453cm" svg:x="1.399cm" svg:y="0.962cm" presentation:class="title" presentation:user-transformed="true">
          <draw:text-box>
            <text:p text:style-name="P1"><text:span text:style-name="T2">linus di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>
        <office:forms form:automatic-focus="false" form:apply-design-mode="false"/>
        <draw:frame presentation:style-name="pr5" draw:text-style-name="P4" draw:layer="layout" svg:width="25.191cm" svg:height="17.453cm" svg:x="1.399cm" svg:y="0.962cm" presentation:class="title" presentation:user-transformed="true">
          <draw:text-box>
            <text:p text:style-name="P1"><text:span text:style-name="T2">it's called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so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rails now uses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that's why you shoul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the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why g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effic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beats sv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n sp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n stor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n fea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decentral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full commit hist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full commit ri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on your lap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beats the other dv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actually wor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sane hoo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submodu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getting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6" draw:text-style-name="P5" draw:layer="layout" svg:width="25.191cm" svg:height="11.683cm" svg:x="1.399cm" svg:y="4.803cm" presentation:class="title" presentation:user-transformed="true">
          <draw:text-box>
            <text:p text:style-name="P1"><text:span text:style-name="T3">port install git-core +svn</text:span><text:span text:style-name="T3"><text:line-break/></text:span><text:span text:style-name="T3"><text:line-break/></text:span><text:span text:style-name="T3">[aptget|emerge|rpm -i] git?</text:span><text:span text:style-name="T3"><text:line-break/></text:span><text:span text:style-name="T3"><text:line-break/></text:span><text:span text:style-name="T3">get cygwin [and build from source?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ot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i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ad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cave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6" draw:text-style-name="P4" draw:layer="layout" svg:width="25.191cm" svg:height="5.843cm" svg:x="1.399cm" svg:y="7.723cm" presentation:class="title" presentation:user-transformed="true">
          <draw:text-box>
            <text:p text:style-name="P1"><text:span text:style-name="T2">selective commits are the defa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ad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hecko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m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6" draw:text-style-name="P2" draw:layer="layout" svg:width="25.191cm" svg:height="3.57cm" svg:x="1.399cm" svg:y="8.859cm" presentation:class="title" presentation:user-transformed="true">
          <draw:text-box>
            <text:p text:style-name="P1"><text:span text:style-name="T1">sha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l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pu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pu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centraliz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oing adho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hub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6" draw:text-style-name="P4" draw:layer="layout" svg:width="25.191cm" svg:height="5.843cm" svg:x="1.399cm" svg:y="7.723cm" presentation:class="title" presentation:user-transformed="true">
          <draw:text-box>
            <text:p text:style-name="P1"><text:span text:style-name="T2">informational comma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lo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b8cb862wtf361b32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HEAD~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di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bran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whe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new features/fix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stable &amp; uns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ver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hecko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mer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on a github f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sta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submodu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like svn:extern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but commit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hoo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presentation:style-name="pr6" draw:text-style-name="P4" draw:layer="layout" svg:width="25.191cm" svg:height="5.843cm" svg:x="1.399cm" svg:y="7.723cm" presentation:class="title" presentation:user-transformed="true">
          <draw:text-box>
            <text:p text:style-name="P1"><text:span text:style-name="T2">run when things happ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presentation:style-name="pr6" draw:text-style-name="P4" draw:layer="layout" svg:width="25.191cm" svg:height="16.171cm" svg:x="1.399cm" svg:y="2.561cm" presentation:class="title" presentation:user-transformed="true">
          <draw:text-box>
            <text:p text:style-name="P1"><text:span text:style-name="T4">applypatch-msg</text:span><text:span text:style-name="T4"><text:line-break/></text:span><text:span text:style-name="T4">post-commit</text:span><text:span text:style-name="T4"><text:line-break/></text:span><text:span text:style-name="T4">post-update</text:span><text:span text:style-name="T4"><text:line-break/></text:span><text:span text:style-name="T4">pre-commit</text:span><text:span text:style-name="T4"><text:line-break/></text:span><text:span text:style-name="T4">prepare-commit-msg</text:span><text:span text:style-name="T4"><text:line-break/></text:span><text:span text:style-name="T4">commit-msg</text:span><text:span text:style-name="T4"><text:line-break/></text:span><text:span text:style-name="T4">post-receive</text:span><text:span text:style-name="T4"><text:line-break/></text:span><text:span text:style-name="T4">pre-applypatch</text:span><text:span text:style-name="T4"><text:line-break/></text:span><text:span text:style-name="T4">pre-rebase</text:span><text:span text:style-name="T4"><text:line-break/></text:span><text:span text:style-name="T4">upd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stay 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similar to svn'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presentation:style-name="pr6" draw:text-style-name="P4" draw:layer="layout" svg:width="25.191cm" svg:height="5.843cm" svg:x="1.399cm" svg:y="7.725cm" presentation:class="title" presentation:user-transformed="true">
          <draw:text-box>
            <text:p text:style-name="P1"><text:span text:style-name="T2">post-commit</text:span><text:span text:style-name="T2"><text:line-break/></text:span><text:span text:style-name="T2">post-rece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handy tri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reb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commit –am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cherry-pi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bis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format-pat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migrating to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sv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tail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ot i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o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frame presentation:style-name="pr6" draw:text-style-name="P6" draw:layer="layout" svg:width="25.191cm" svg:height="3.508cm" svg:x="1.399cm" svg:y="8.892cm" presentation:class="title" presentation:user-transformed="true">
          <draw:text-box>
            <text:p text:style-name="P1"><text:span text:style-name="T5">http://github.com/jqr/git-presentation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7-06T19:11:43</meta:creation-date>
    <dc:date>2008-07-06T23:57:40</dc:date>
    <dc:language>en-US</dc:language>
    <meta:editing-cycles>8</meta:editing-cycles>
    <meta:editing-duration>PT46M27S</meta:editing-duration>
    <meta:user-defined meta:name="Info 1"/>
    <meta:user-defined meta:name="Info 2"/>
    <meta:user-defined meta:name="Info 3"/>
    <meta:user-defined meta:name="Info 4"/>
    <meta:document-statistic meta:object-count="279"/>
  </office:meta>
</office:document-meta>
</file>